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5dc69" officeooo:paragraph-rsid="0015dc69" style:font-weight-asian="bold" style:font-weight-complex="bold"/>
    </style:style>
    <style:style style:name="P2" style:family="paragraph" style:parent-style-name="Standard">
      <style:text-properties officeooo:rsid="0015dc69" officeooo:paragraph-rsid="0015dc69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ria: Análisis y diseño de sistemas <text:s/></text:p>
      <text:p text:style-name="P1">Alumno: Juan José Guerrero Pérez <text:s/></text:p>
      <text:p text:style-name="P1">Matrícula: 2024710217 <text:s/></text:p>
      <text:p text:style-name="P1"/>
      <text:p text:style-name="P2"><text:span text:style-name="T1">Planteamiento del problema</text:span> <text:s/></text:p>
      <text:p text:style-name="P2">El sistema de reserva y control de envíos de Paquetería Express se encargará de administrar las entregas y recolecciones en horarios específicos para garantizar la atención del servicio. <text:s/></text:p>
      <text:p text:style-name="P2">Contendrá las reglas necesarias para la correcta administración de pedidos, así como un sistema de cobro anticipado del 40 por ciento. <text:s/>El remitente deberá estar disponible 10 minutos antes de la recolección y, en cuanto el repartidor llegue a la zona registrada, se notificará al cliente que su envío será recolectado. <text:s/></text:p>
      <text:p text:style-name="P2"/>
      <text:p text:style-name="P2">El sistema será una aplicación móvil, con sistema de cobro, reconocimiento de ubicación a través de conexión a internet y notificaciones automáticas. <text:s/></text:p>
      <text:p text:style-name="P2"/>
      <text:p text:style-name="P1">Oportunidad del negocio <text:s/></text:p>
      <text:p text:style-name="P2">1. El crecimiento del comercio electrónico ha incrementado la demanda de servicios de paquetería. <text:s/></text:p>
      <text:p text:style-name="P2">2. Actualmente la empresa cuenta con una base de clientes que requiere un servicio más organizado y ágil. <text:s/></text:p>
      <text:p text:style-name="P2">3. Existe la oportunidad de mejorar la experiencia del cliente con un sistema digital que garantice orden y rapidez en la atención. <text:s/></text:p>
      <text:p text:style-name="P2"/>
      <text:p text:style-name="P1">Requerimientos funcionales (RF) <text:s/></text:p>
      <text:p text:style-name="P2">1. Capaz de determinar la ruta más óptima dependiendo de la ubicación del cliente. <text:s/></text:p>
      <text:p text:style-name="P2">2. Registrar y administrar solicitudes de envíos y recolecciones. <text:s/></text:p>
      <text:p text:style-name="P2">3. Realizar cobros en línea con anticipo del 40 por ciento. <text:s/></text:p>
      <text:p text:style-name="P2"/>
      <text:p text:style-name="P1">Requerimientos no funcionales (NRF) <text:s/></text:p>
      <text:p text:style-name="P2">1. Interfaz intuitiva y fácil de usar para clientes y repartidores. <text:s/></text:p>
      <text:p text:style-name="P2">2. Capacidad de manejar múltiples solicitudes simultáneas sin perder rendimiento. <text:s/></text:p>
      <text:p text:style-name="P2">3. Seguridad robusta para el control de acceso y protección de datos. <text:s/></text:p>
      <text:p text:style-name="P2"/>
      <text:p text:style-name="P1">Riesgos identificados <text:s/></text:p>
      <text:p text:style-name="P2">1. Crecimiento acelerado de clientes que impida manejar los nuevos pedidos. <text:s/></text:p>
      <text:p text:style-name="P2">2. Pérdida o extravío de información en el sistema. <text:s/></text:p>
      <text:p text:style-name="P2"/>
      <text:p text:style-name="P1">Restricciones identificadas <text:s/></text:p>
      <text:p text:style-name="P2">1. Dependencia de conexión estable a internet para el funcionamiento del sistema. <text:s/></text:p>
      <text:p text:style-name="P2">2. Limitación en dispositivos móviles más antiguos o sin compatibilidad. <text:s/></text:p>
      <text:p text:style-name="P2">3. Regulaciones legales y fiscales aplicables al cobro en línea.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2T17:48:23.441816028</meta:creation-date>
    <dc:date>2025-09-22T22:41:24.239340237</dc:date>
    <meta:editing-duration>PT28M21S</meta:editing-duration>
    <meta:editing-cycles>1</meta:editing-cycles>
    <meta:document-statistic meta:table-count="0" meta:image-count="0" meta:object-count="0" meta:page-count="1" meta:paragraph-count="26" meta:word-count="304" meta:character-count="2059" meta:non-whitespace-character-count="1728"/>
    <meta:generator>LibreOffice/25.2.6.2$Linux_X86_64 LibreOffice_project/520$Build-2</meta:generator>
  </office:meta>
</office:document-meta>
</file>